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4952" officeooo:paragraph-rsid="0010854e"/>
    </style:style>
    <style:style style:name="P2" style:family="paragraph" style:parent-style-name="Standard">
      <style:text-properties officeooo:rsid="000b4952" officeooo:paragraph-rsid="0013fe0e"/>
    </style:style>
    <style:style style:name="P3" style:family="paragraph" style:parent-style-name="Standard">
      <style:text-properties officeooo:rsid="000b4952" officeooo:paragraph-rsid="00160223"/>
    </style:style>
    <style:style style:name="P4" style:family="paragraph" style:parent-style-name="Standard">
      <style:text-properties officeooo:rsid="00134877" officeooo:paragraph-rsid="00134877"/>
    </style:style>
    <style:style style:name="P5" style:family="paragraph" style:parent-style-name="Standard">
      <style:text-properties officeooo:rsid="00134877" officeooo:paragraph-rsid="00160223"/>
    </style:style>
    <style:style style:name="P6" style:family="paragraph" style:parent-style-name="Standard">
      <style:text-properties officeooo:rsid="00160223" officeooo:paragraph-rsid="00160223"/>
    </style:style>
    <style:style style:name="P7" style:family="paragraph" style:parent-style-name="Standard">
      <style:text-properties officeooo:rsid="00162e6e" officeooo:paragraph-rsid="00162e6e"/>
    </style:style>
    <style:style style:name="P8" style:family="paragraph" style:parent-style-name="Standard">
      <style:text-properties officeooo:rsid="000b4952" officeooo:paragraph-rsid="0010854e"/>
    </style:style>
    <style:style style:name="T1" style:family="text">
      <style:text-properties officeooo:rsid="0013fe0e"/>
    </style:style>
    <style:style style:name="T2" style:family="text">
      <style:text-properties officeooo:rsid="00162e6e"/>
    </style:style>
    <style:style style:name="T3" style:family="text">
      <style:text-properties officeooo:rsid="001b5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={0,1,2,3}{1,2,3,4}{2,3,4,5}{3,4,5,6}</text:p>
      <text:p text:style-name="P1"/>
      <text:p text:style-name="P1"/>
      <text:p text:style-name="P1">M={1,<text:span text:style-name="T3">2</text:span>,<text:span text:style-name="T3">5</text:span>}{<text:span text:style-name="T3">7</text:span>,<text:span text:style-name="T3">8</text:span>,<text:span text:style-name="T3">14</text:span>}{<text:span text:style-name="T3">5</text:span>,<text:span text:style-name="T3">58</text:span>,<text:span text:style-name="T3">6</text:span>}</text:p>
      <text:p text:style-name="P1">Gaus M</text:p>
      <text:p text:style-name="P1"/>
      <text:p text:style-name="P1"/>
      <text:p text:style-name="P1">D={4}{<text:span text:style-name="T2">2</text:span>}{<text:span text:style-name="T2">1</text:span>}</text:p>
      <text:p text:style-name="P1"/>
      <text:p text:style-name="P4">Mat A=M*D</text:p>
      <text:p text:style-name="P7">SwapRow A 1 2</text:p>
      <text:p text:style-name="P7"/>
      <text:p text:style-name="P2">{1,0}{2,0}{3,0}</text:p>
      <text:p text:style-name="P2"><text:span text:style-name="T1">0-</text:span>{1,0}</text:p>
      <text:p text:style-name="P2"><text:span text:style-name="T1">1-</text:span>{2,0}</text:p>
      <text:p text:style-name="P3"><text:span text:style-name="T1">2-</text:span>{3,0}</text:p>
      <text:p text:style-name="P3"/>
      <text:p text:style-name="P2">M={1,0}{2,0}{3,0}</text:p>
      <text:p text:style-name="P6">D={1}{0}</text:p>
      <text:p text:style-name="P5">MulMat A=M*D'`'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8T17:25:04.061000000</meta:creation-date>
    <dc:date>2021-02-19T19:31:37.829000000</dc:date>
    <meta:editing-duration>PT3H15M5S</meta:editing-duration>
    <meta:editing-cycles>3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3" meta:word-count="19" meta:character-count="178" meta:non-whitespace-character-count="172"/>
  </office:meta>
</office:document-meta>
</file>